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7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ategoria Feminina Iniciante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Ranking</text:p>
          </table:table-cell>
          <table:table-cell table:style-name="ce5" office:value-type="string" calcext:value-type="string" table:number-columns-spanned="1" table:number-rows-spanned="2">
            <text:p>Nome</text:p>
          </table:table-cell>
          <table:table-cell table:style-name="ce2" office:value-type="string" calcext:value-type="string">
            <text:p>Etapas</text:p>
          </table:table-cell>
          <table:table-cell table:style-name="ce2" office:value-type="string" calcext:value-type="string">
            <text:p>1ª Etapa</text:p>
          </table:table-cell>
          <table:table-cell table:style-name="ce2" office:value-type="string" calcext:value-type="string">
            <text:p>2ª Etapa</text:p>
          </table:table-cell>
          <table:table-cell table:style-name="ce2" office:value-type="string" calcext:value-type="string">
            <text:p>3ª Etapa</text:p>
          </table:table-cell>
          <table:table-cell table:style-name="ce2" office:value-type="string" calcext:value-type="string">
            <text:p>Pontos</text:p>
          </table:table-cell>
        </table:table-row>
        <table:table-row table:style-name="ro1">
          <table:table-cell table:style-name="ce2" office:value-type="string" calcext:value-type="string">
            <text:p>N2BT</text:p>
          </table:table-cell>
          <table:covered-table-cell table:style-name="ce2"/>
          <table:table-cell table:style-name="ce2" office:value-type="string" calcext:value-type="string">
            <text:p>Jogadas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Original</text:p>
          </table:table-cell>
          <table:table-cell table:style-name="ce2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Beatriz Nunes</text:p>
          </table:table-cell>
          <table:table-cell table:style-name="ce8" table:formula="of:=SUM(IF([.D4]&lt;&gt;&quot;&quot;;1;0);IF([.E4]&lt;&gt;&quot;&quot;;1;0);IF([.F4]&lt;&gt;&quot;&quot;;1;0))" office:value-type="float" office:value="1" calcext:value-type="float">
            <text:p/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2"/>
          <table:table-cell table:style-name="ce9" table:formula="of:=SUM([.D4];[.E4];[.F4])" office:value-type="float" office:value="100" calcext:value-type="float">
            <text:p/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éssica Melo</text:p>
          </table:table-cell>
          <table:table-cell table:style-name="ce8" table:formula="of:=SUM(IF([.D5]&lt;&gt;&quot;&quot;;1;0);IF([.E5]&lt;&gt;&quot;&quot;;1;0);IF([.F5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9" table:formula="of:=SUM([.D5];[.E5];[.F5])" office:value-type="float" office:value="100" calcext:value-type="float">
            <text:p/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etícia Menezes</text:p>
          </table:table-cell>
          <table:table-cell table:style-name="ce8" table:formula="of:=SUM(IF([.D6]&lt;&gt;&quot;&quot;;1;0);IF([.E6]&lt;&gt;&quot;&quot;;1;0);IF([.F6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9" table:formula="of:=SUM([.D6];[.E6];[.F6])" office:value-type="float" office:value="100" calcext:value-type="float">
            <text:p/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tacha Greco</text:p>
          </table:table-cell>
          <table:table-cell table:style-name="ce8" table:formula="of:=SUM(IF([.D7]&lt;&gt;&quot;&quot;;1;0);IF([.E7]&lt;&gt;&quot;&quot;;1;0);IF([.F7]&lt;&gt;&quot;&quot;;1;0))" office:value-type="float" office:value="1" calcext:value-type="float">
            <text:p/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2"/>
          <table:table-cell table:style-name="ce9" table:formula="of:=SUM([.D7];[.E7];[.F7])" office:value-type="float" office:value="100" calcext:value-type="float">
            <text:p/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Barbara Albuquerque</text:p>
          </table:table-cell>
          <table:table-cell table:style-name="ce8" table:formula="of:=SUM(IF([.D8]&lt;&gt;&quot;&quot;;1;0);IF([.E8]&lt;&gt;&quot;&quot;;1;0);IF([.F8]&lt;&gt;&quot;&quot;;1;0))" office:value-type="float" office:value="2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9" table:formula="of:=SUM([.D8];[.E8];[.F8])" office:value-type="float" office:value="90" calcext:value-type="float">
            <text:p/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Marina Pantoja</text:p>
          </table:table-cell>
          <table:table-cell table:style-name="ce8" table:formula="of:=SUM(IF([.D9]&lt;&gt;&quot;&quot;;1;0);IF([.E9]&lt;&gt;&quot;&quot;;1;0);IF([.F9]&lt;&gt;&quot;&quot;;1;0))" office:value-type="float" office:value="2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9" table:formula="of:=SUM([.D9];[.E9];[.F9])" office:value-type="float" office:value="90" calcext:value-type="float">
            <text:p/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Ceane Batista</text:p>
          </table:table-cell>
          <table:table-cell table:style-name="ce8" table:formula="of:=SUM(IF([.D10]&lt;&gt;&quot;&quot;;1;0);IF([.E10]&lt;&gt;&quot;&quot;;1;0);IF([.F10]&lt;&gt;&quot;&quot;;1;0))" office:value-type="float" office:value="2" calcext:value-type="float">
            <text:p/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10];[.E10];[.F10])" office:value-type="float" office:value="80" calcext:value-type="float">
            <text:p/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ndreza Cordeiro</text:p>
          </table:table-cell>
          <table:table-cell table:style-name="ce8" table:formula="of:=SUM(IF([.D11]&lt;&gt;&quot;&quot;;1;0);IF([.E11]&lt;&gt;&quot;&quot;;1;0);IF([.F11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6"/>
          <table:table-cell table:style-name="ce9" table:formula="of:=SUM([.D11];[.E11];[.F11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Juliana Azevedo</text:p>
          </table:table-cell>
          <table:table-cell table:style-name="ce8" table:formula="of:=SUM(IF([.D12]&lt;&gt;&quot;&quot;;1;0);IF([.E12]&lt;&gt;&quot;&quot;;1;0);IF([.F12]&lt;&gt;&quot;&quot;;1;0))" office:value-type="float" office:value="1" calcext:value-type="float">
            <text:p/>
          </table:table-cell>
          <table:table-cell table:style-name="ce6" office:value-type="float" office:value="70" calcext:value-type="float">
            <text:p>70</text:p>
          </table:table-cell>
          <table:table-cell table:style-name="ce6" table:number-columns-repeated="2"/>
          <table:table-cell table:style-name="ce9" table:formula="of:=SUM([.D12];[.E12];[.F12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Laryssa Chaves</text:p>
          </table:table-cell>
          <table:table-cell table:style-name="ce8" table:formula="of:=SUM(IF([.D13]&lt;&gt;&quot;&quot;;1;0);IF([.E13]&lt;&gt;&quot;&quot;;1;0);IF([.F13]&lt;&gt;&quot;&quot;;1;0))" office:value-type="float" office:value="2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13];[.E13];[.F13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Maria Sandrismar</text:p>
          </table:table-cell>
          <table:table-cell table:style-name="ce8" table:formula="of:=SUM(IF([.D14]&lt;&gt;&quot;&quot;;1;0);IF([.E14]&lt;&gt;&quot;&quot;;1;0);IF([.F14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6"/>
          <table:table-cell table:style-name="ce9" table:formula="of:=SUM([.D14];[.E14];[.F14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hayana Araujo</text:p>
          </table:table-cell>
          <table:table-cell table:style-name="ce8" table:formula="of:=SUM(IF([.D15]&lt;&gt;&quot;&quot;;1;0);IF([.E15]&lt;&gt;&quot;&quot;;1;0);IF([.F15]&lt;&gt;&quot;&quot;;1;0))" office:value-type="float" office:value="1" calcext:value-type="float">
            <text:p/>
          </table:table-cell>
          <table:table-cell table:style-name="ce6" office:value-type="float" office:value="70" calcext:value-type="float">
            <text:p>70</text:p>
          </table:table-cell>
          <table:table-cell table:style-name="ce6" table:number-columns-repeated="2"/>
          <table:table-cell table:style-name="ce9" table:formula="of:=SUM([.D15];[.E15];[.F15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Wanessa Cordeiro</text:p>
          </table:table-cell>
          <table:table-cell table:style-name="ce8" table:formula="of:=SUM(IF([.D16]&lt;&gt;&quot;&quot;;1;0);IF([.E16]&lt;&gt;&quot;&quot;;1;0);IF([.F16]&lt;&gt;&quot;&quot;;1;0))" office:value-type="float" office:value="2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16];[.E16];[.F16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Bia Bastos</text:p>
          </table:table-cell>
          <table:table-cell table:style-name="ce8" table:formula="of:=SUM(IF([.D17]&lt;&gt;&quot;&quot;;1;0);IF([.E17]&lt;&gt;&quot;&quot;;1;0);IF([.F17]&lt;&gt;&quot;&quot;;1;0))" office:value-type="float" office:value="2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17];[.E17];[.F17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Janaína Malveira</text:p>
          </table:table-cell>
          <table:table-cell table:style-name="ce8" table:formula="of:=SUM(IF([.D18]&lt;&gt;&quot;&quot;;1;0);IF([.E18]&lt;&gt;&quot;&quot;;1;0);IF([.F18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9" table:formula="of:=SUM([.D18];[.E18];[.F18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Lilia Michele</text:p>
          </table:table-cell>
          <table:table-cell table:style-name="ce8" table:formula="of:=SUM(IF([.D19]&lt;&gt;&quot;&quot;;1;0);IF([.E19]&lt;&gt;&quot;&quot;;1;0);IF([.F19]&lt;&gt;&quot;&quot;;1;0))" office:value-type="float" office:value="1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2"/>
          <table:table-cell table:style-name="ce9" table:formula="of:=SUM([.D19];[.E19];[.F19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Liliana Morais</text:p>
          </table:table-cell>
          <table:table-cell table:style-name="ce8" table:formula="of:=SUM(IF([.D20]&lt;&gt;&quot;&quot;;1;0);IF([.E20]&lt;&gt;&quot;&quot;;1;0);IF([.F20]&lt;&gt;&quot;&quot;;1;0))" office:value-type="float" office:value="2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20];[.E20];[.F20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Marina Brigido</text:p>
          </table:table-cell>
          <table:table-cell table:style-name="ce8" table:formula="of:=SUM(IF([.D21]&lt;&gt;&quot;&quot;;1;0);IF([.E21]&lt;&gt;&quot;&quot;;1;0);IF([.F21]&lt;&gt;&quot;&quot;;1;0))" office:value-type="float" office:value="1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2"/>
          <table:table-cell table:style-name="ce9" table:formula="of:=SUM([.D21];[.E21];[.F21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Priscila Gomes</text:p>
          </table:table-cell>
          <table:table-cell table:style-name="ce8" table:formula="of:=SUM(IF([.D22]&lt;&gt;&quot;&quot;;1;0);IF([.E22]&lt;&gt;&quot;&quot;;1;0);IF([.F22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9" table:formula="of:=SUM([.D22];[.E22];[.F22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Suellen Rodrigues</text:p>
          </table:table-cell>
          <table:table-cell table:style-name="ce8" table:formula="of:=SUM(IF([.D23]&lt;&gt;&quot;&quot;;1;0);IF([.E23]&lt;&gt;&quot;&quot;;1;0);IF([.F23]&lt;&gt;&quot;&quot;;1;0))" office:value-type="float" office:value="1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2"/>
          <table:table-cell table:style-name="ce9" table:formula="of:=SUM([.D23];[.E23];[.F23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Andrea Lopes</text:p>
          </table:table-cell>
          <table:table-cell table:style-name="ce8" table:formula="of:=SUM(IF([.D24]&lt;&gt;&quot;&quot;;1;0);IF([.E24]&lt;&gt;&quot;&quot;;1;0);IF([.F24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24];[.E24];[.F24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Brenna Barros</text:p>
          </table:table-cell>
          <table:table-cell table:style-name="ce8" table:formula="of:=SUM(IF([.D25]&lt;&gt;&quot;&quot;;1;0);IF([.E25]&lt;&gt;&quot;&quot;;1;0);IF([.F25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25];[.E25];[.F25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Diva Mikaellen</text:p>
          </table:table-cell>
          <table:table-cell table:style-name="ce8" table:formula="of:=SUM(IF([.D26]&lt;&gt;&quot;&quot;;1;0);IF([.E26]&lt;&gt;&quot;&quot;;1;0);IF([.F26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26];[.E26];[.F26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Kardeny Zandona</text:p>
          </table:table-cell>
          <table:table-cell table:style-name="ce8" table:formula="of:=SUM(IF([.D27]&lt;&gt;&quot;&quot;;1;0);IF([.E27]&lt;&gt;&quot;&quot;;1;0);IF([.F27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27];[.E27];[.F27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Larissa Marques</text:p>
          </table:table-cell>
          <table:table-cell table:style-name="ce8" table:formula="of:=SUM(IF([.D28]&lt;&gt;&quot;&quot;;1;0);IF([.E28]&lt;&gt;&quot;&quot;;1;0);IF([.F28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28];[.E28];[.F28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Liane Garcia</text:p>
          </table:table-cell>
          <table:table-cell table:style-name="ce8" table:formula="of:=SUM(IF([.D29]&lt;&gt;&quot;&quot;;1;0);IF([.E29]&lt;&gt;&quot;&quot;;1;0);IF([.F29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29];[.E29];[.F29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Luiza Freitas</text:p>
          </table:table-cell>
          <table:table-cell table:style-name="ce8" table:formula="of:=SUM(IF([.D30]&lt;&gt;&quot;&quot;;1;0);IF([.E30]&lt;&gt;&quot;&quot;;1;0);IF([.F30]&lt;&gt;&quot;&quot;;1;0))" office:value-type="float" office:value="2" calcext:value-type="float">
            <text:p/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30];[.E30];[.F30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Mariana Lima</text:p>
          </table:table-cell>
          <table:table-cell table:style-name="ce8" table:formula="of:=SUM(IF([.D31]&lt;&gt;&quot;&quot;;1;0);IF([.E31]&lt;&gt;&quot;&quot;;1;0);IF([.F31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31];[.E31];[.F31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Nathalia Mendes</text:p>
          </table:table-cell>
          <table:table-cell table:style-name="ce8" table:formula="of:=SUM(IF([.D32]&lt;&gt;&quot;&quot;;1;0);IF([.E32]&lt;&gt;&quot;&quot;;1;0);IF([.F32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32];[.E32];[.F32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Nayara Batista</text:p>
          </table:table-cell>
          <table:table-cell table:style-name="ce8" table:formula="of:=SUM(IF([.D33]&lt;&gt;&quot;&quot;;1;0);IF([.E33]&lt;&gt;&quot;&quot;;1;0);IF([.F33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33];[.E33];[.F33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Priscila Batista</text:p>
          </table:table-cell>
          <table:table-cell table:style-name="ce8" table:formula="of:=SUM(IF([.D34]&lt;&gt;&quot;&quot;;1;0);IF([.E34]&lt;&gt;&quot;&quot;;1;0);IF([.F34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34];[.E34];[.F34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Talita Valente</text:p>
          </table:table-cell>
          <table:table-cell table:style-name="ce8" table:formula="of:=SUM(IF([.D35]&lt;&gt;&quot;&quot;;1;0);IF([.E35]&lt;&gt;&quot;&quot;;1;0);IF([.F35]&lt;&gt;&quot;&quot;;1;0))" office:value-type="float" office:value="2" calcext:value-type="float">
            <text:p/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35];[.E35];[.F35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Ticiana Paiva</text:p>
          </table:table-cell>
          <table:table-cell table:style-name="ce8" table:formula="of:=SUM(IF([.D36]&lt;&gt;&quot;&quot;;1;0);IF([.E36]&lt;&gt;&quot;&quot;;1;0);IF([.F36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36];[.E36];[.F36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Yana Melo</text:p>
          </table:table-cell>
          <table:table-cell table:style-name="ce8" table:formula="of:=SUM(IF([.D37]&lt;&gt;&quot;&quot;;1;0);IF([.E37]&lt;&gt;&quot;&quot;;1;0);IF([.F37]&lt;&gt;&quot;&quot;;1;0))" office:value-type="float" office:value="2" calcext:value-type="float">
            <text:p/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37];[.E37];[.F37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Beatriz Arraes</text:p>
          </table:table-cell>
          <table:table-cell table:style-name="ce8" table:formula="of:=SUM(IF([.D38]&lt;&gt;&quot;&quot;;1;0);IF([.E38]&lt;&gt;&quot;&quot;;1;0);IF([.F38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38];[.E38];[.F38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Cristiane Mesquita</text:p>
          </table:table-cell>
          <table:table-cell table:style-name="ce8" table:formula="of:=SUM(IF([.D39]&lt;&gt;&quot;&quot;;1;0);IF([.E39]&lt;&gt;&quot;&quot;;1;0);IF([.F39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39];[.E39];[.F39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Fernanda Veiga</text:p>
          </table:table-cell>
          <table:table-cell table:style-name="ce8" table:formula="of:=SUM(IF([.D40]&lt;&gt;&quot;&quot;;1;0);IF([.E40]&lt;&gt;&quot;&quot;;1;0);IF([.F40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0];[.E40];[.F40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Juliana Aragão</text:p>
          </table:table-cell>
          <table:table-cell table:style-name="ce8" table:formula="of:=SUM(IF([.D41]&lt;&gt;&quot;&quot;;1;0);IF([.E41]&lt;&gt;&quot;&quot;;1;0);IF([.F41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1];[.E41];[.F41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Juliany Felipe</text:p>
          </table:table-cell>
          <table:table-cell table:style-name="ce8" table:formula="of:=SUM(IF([.D42]&lt;&gt;&quot;&quot;;1;0);IF([.E42]&lt;&gt;&quot;&quot;;1;0);IF([.F42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2];[.E42];[.F42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Larissa Cruz</text:p>
          </table:table-cell>
          <table:table-cell table:style-name="ce8" table:formula="of:=SUM(IF([.D43]&lt;&gt;&quot;&quot;;1;0);IF([.E43]&lt;&gt;&quot;&quot;;1;0);IF([.F43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3];[.E43];[.F43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Lívia Ximenes</text:p>
          </table:table-cell>
          <table:table-cell table:style-name="ce8" table:formula="of:=SUM(IF([.D44]&lt;&gt;&quot;&quot;;1;0);IF([.E44]&lt;&gt;&quot;&quot;;1;0);IF([.F44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4];[.E44];[.F44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Malu Aragão</text:p>
          </table:table-cell>
          <table:table-cell table:style-name="ce8" table:formula="of:=SUM(IF([.D45]&lt;&gt;&quot;&quot;;1;0);IF([.E45]&lt;&gt;&quot;&quot;;1;0);IF([.F45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5];[.E45];[.F45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Marcia Medeiros</text:p>
          </table:table-cell>
          <table:table-cell table:style-name="ce8" table:formula="of:=SUM(IF([.D46]&lt;&gt;&quot;&quot;;1;0);IF([.E46]&lt;&gt;&quot;&quot;;1;0);IF([.F46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6];[.E46];[.F46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Paula Rodrigues</text:p>
          </table:table-cell>
          <table:table-cell table:style-name="ce8" table:formula="of:=SUM(IF([.D47]&lt;&gt;&quot;&quot;;1;0);IF([.E47]&lt;&gt;&quot;&quot;;1;0);IF([.F47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7];[.E47];[.F47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Rejane Pereira</text:p>
          </table:table-cell>
          <table:table-cell table:style-name="ce8" table:formula="of:=SUM(IF([.D48]&lt;&gt;&quot;&quot;;1;0);IF([.E48]&lt;&gt;&quot;&quot;;1;0);IF([.F48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8];[.E48];[.F48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Renata Capibaribe</text:p>
          </table:table-cell>
          <table:table-cell table:style-name="ce8" table:formula="of:=SUM(IF([.D49]&lt;&gt;&quot;&quot;;1;0);IF([.E49]&lt;&gt;&quot;&quot;;1;0);IF([.F49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9];[.E49];[.F49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Tayná Guastucci</text:p>
          </table:table-cell>
          <table:table-cell table:style-name="ce8" table:formula="of:=SUM(IF([.D50]&lt;&gt;&quot;&quot;;1;0);IF([.E50]&lt;&gt;&quot;&quot;;1;0);IF([.F50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50];[.E50];[.F50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Alessandra Rodrigues</text:p>
          </table:table-cell>
          <table:table-cell table:style-name="ce8" table:formula="of:=SUM(IF([.D51]&lt;&gt;&quot;&quot;;1;0);IF([.E51]&lt;&gt;&quot;&quot;;1;0);IF([.F51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1];[.E51];[.F51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Bárbara Anete</text:p>
          </table:table-cell>
          <table:table-cell table:style-name="ce8" table:formula="of:=SUM(IF([.D52]&lt;&gt;&quot;&quot;;1;0);IF([.E52]&lt;&gt;&quot;&quot;;1;0);IF([.F52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2];[.E52];[.F52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Bárbara Carvalho</text:p>
          </table:table-cell>
          <table:table-cell table:style-name="ce8" table:formula="of:=SUM(IF([.D53]&lt;&gt;&quot;&quot;;1;0);IF([.E53]&lt;&gt;&quot;&quot;;1;0);IF([.F53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3];[.E53];[.F53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Christine Monteiro</text:p>
          </table:table-cell>
          <table:table-cell table:style-name="ce8" table:formula="of:=SUM(IF([.D54]&lt;&gt;&quot;&quot;;1;0);IF([.E54]&lt;&gt;&quot;&quot;;1;0);IF([.F54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4];[.E54];[.F54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Cristina Saboia</text:p>
          </table:table-cell>
          <table:table-cell table:style-name="ce8" table:formula="of:=SUM(IF([.D55]&lt;&gt;&quot;&quot;;1;0);IF([.E55]&lt;&gt;&quot;&quot;;1;0);IF([.F55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5];[.E55];[.F55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Enny Mayara Andrade</text:p>
          </table:table-cell>
          <table:table-cell table:style-name="ce8" table:formula="of:=SUM(IF([.D56]&lt;&gt;&quot;&quot;;1;0);IF([.E56]&lt;&gt;&quot;&quot;;1;0);IF([.F56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6];[.E56];[.F56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Érika Karla Pontes</text:p>
          </table:table-cell>
          <table:table-cell table:style-name="ce8" table:formula="of:=SUM(IF([.D57]&lt;&gt;&quot;&quot;;1;0);IF([.E57]&lt;&gt;&quot;&quot;;1;0);IF([.F57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7];[.E57];[.F57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Fernanda Rezende</text:p>
          </table:table-cell>
          <table:table-cell table:style-name="ce8" table:formula="of:=SUM(IF([.D58]&lt;&gt;&quot;&quot;;1;0);IF([.E58]&lt;&gt;&quot;&quot;;1;0);IF([.F58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8];[.E58];[.F58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Gabriella Menezes</text:p>
          </table:table-cell>
          <table:table-cell table:style-name="ce8" table:formula="of:=SUM(IF([.D59]&lt;&gt;&quot;&quot;;1;0);IF([.E59]&lt;&gt;&quot;&quot;;1;0);IF([.F59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9];[.E59];[.F59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Hayanara Oliveira</text:p>
          </table:table-cell>
          <table:table-cell table:style-name="ce8" table:formula="of:=SUM(IF([.D60]&lt;&gt;&quot;&quot;;1;0);IF([.E60]&lt;&gt;&quot;&quot;;1;0);IF([.F60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0];[.E60];[.F60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Hemanuelle Barros</text:p>
          </table:table-cell>
          <table:table-cell table:style-name="ce8" table:formula="of:=SUM(IF([.D61]&lt;&gt;&quot;&quot;;1;0);IF([.E61]&lt;&gt;&quot;&quot;;1;0);IF([.F61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1];[.E61];[.F61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Isabelle Duarte</text:p>
          </table:table-cell>
          <table:table-cell table:style-name="ce8" table:formula="of:=SUM(IF([.D62]&lt;&gt;&quot;&quot;;1;0);IF([.E62]&lt;&gt;&quot;&quot;;1;0);IF([.F62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2];[.E62];[.F62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Jéssica Lima</text:p>
          </table:table-cell>
          <table:table-cell table:style-name="ce8" table:formula="of:=SUM(IF([.D63]&lt;&gt;&quot;&quot;;1;0);IF([.E63]&lt;&gt;&quot;&quot;;1;0);IF([.F63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63];[.E63];[.F63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Joysa Viana</text:p>
          </table:table-cell>
          <table:table-cell table:style-name="ce8" table:formula="of:=SUM(IF([.D64]&lt;&gt;&quot;&quot;;1;0);IF([.E64]&lt;&gt;&quot;&quot;;1;0);IF([.F64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4];[.E64];[.F64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Karla Rafaela Medeiros</text:p>
          </table:table-cell>
          <table:table-cell table:style-name="ce8" table:formula="of:=SUM(IF([.D65]&lt;&gt;&quot;&quot;;1;0);IF([.E65]&lt;&gt;&quot;&quot;;1;0);IF([.F65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5];[.E65];[.F65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Laide Ane Ferreira</text:p>
          </table:table-cell>
          <table:table-cell table:style-name="ce8" table:formula="of:=SUM(IF([.D66]&lt;&gt;&quot;&quot;;1;0);IF([.E66]&lt;&gt;&quot;&quot;;1;0);IF([.F66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6];[.E66];[.F66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Lane Menezes</text:p>
          </table:table-cell>
          <table:table-cell table:style-name="ce8" table:formula="of:=SUM(IF([.D67]&lt;&gt;&quot;&quot;;1;0);IF([.E67]&lt;&gt;&quot;&quot;;1;0);IF([.F67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67];[.E67];[.F67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Larissa Bezerra</text:p>
          </table:table-cell>
          <table:table-cell table:style-name="ce8" table:formula="of:=SUM(IF([.D68]&lt;&gt;&quot;&quot;;1;0);IF([.E68]&lt;&gt;&quot;&quot;;1;0);IF([.F68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8];[.E68];[.F68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Larisse</text:p>
          </table:table-cell>
          <table:table-cell table:style-name="ce8" table:formula="of:=SUM(IF([.D69]&lt;&gt;&quot;&quot;;1;0);IF([.E69]&lt;&gt;&quot;&quot;;1;0);IF([.F69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69];[.E69];[.F69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Luana Mendes</text:p>
          </table:table-cell>
          <table:table-cell table:style-name="ce8" table:formula="of:=SUM(IF([.D70]&lt;&gt;&quot;&quot;;1;0);IF([.E70]&lt;&gt;&quot;&quot;;1;0);IF([.F70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0];[.E70];[.F70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Luiza Maria Mota</text:p>
          </table:table-cell>
          <table:table-cell table:style-name="ce8" table:formula="of:=SUM(IF([.D71]&lt;&gt;&quot;&quot;;1;0);IF([.E71]&lt;&gt;&quot;&quot;;1;0);IF([.F71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1];[.E71];[.F71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Luma Sampaio</text:p>
          </table:table-cell>
          <table:table-cell table:style-name="ce8" table:formula="of:=SUM(IF([.D72]&lt;&gt;&quot;&quot;;1;0);IF([.E72]&lt;&gt;&quot;&quot;;1;0);IF([.F72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2];[.E72];[.F72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Maria Denise</text:p>
          </table:table-cell>
          <table:table-cell table:style-name="ce8" table:formula="of:=SUM(IF([.D73]&lt;&gt;&quot;&quot;;1;0);IF([.E73]&lt;&gt;&quot;&quot;;1;0);IF([.F73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3];[.E73];[.F73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Mariana Coelho</text:p>
          </table:table-cell>
          <table:table-cell table:style-name="ce8" table:formula="of:=SUM(IF([.D74]&lt;&gt;&quot;&quot;;1;0);IF([.E74]&lt;&gt;&quot;&quot;;1;0);IF([.F74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4];[.E74];[.F74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Mariana Piaulino</text:p>
          </table:table-cell>
          <table:table-cell table:style-name="ce8" table:formula="of:=SUM(IF([.D75]&lt;&gt;&quot;&quot;;1;0);IF([.E75]&lt;&gt;&quot;&quot;;1;0);IF([.F75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5];[.E75];[.F75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Marina Barroso</text:p>
          </table:table-cell>
          <table:table-cell table:style-name="ce8" table:formula="of:=SUM(IF([.D76]&lt;&gt;&quot;&quot;;1;0);IF([.E76]&lt;&gt;&quot;&quot;;1;0);IF([.F76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6];[.E76];[.F76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Marina Ribeiro</text:p>
          </table:table-cell>
          <table:table-cell table:style-name="ce8" table:formula="of:=SUM(IF([.D77]&lt;&gt;&quot;&quot;;1;0);IF([.E77]&lt;&gt;&quot;&quot;;1;0);IF([.F77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7];[.E77];[.F77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Mônica Maciel</text:p>
          </table:table-cell>
          <table:table-cell table:style-name="ce8" table:formula="of:=SUM(IF([.D78]&lt;&gt;&quot;&quot;;1;0);IF([.E78]&lt;&gt;&quot;&quot;;1;0);IF([.F78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78];[.E78];[.F78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Patrícia Pontes</text:p>
          </table:table-cell>
          <table:table-cell table:style-name="ce8" table:formula="of:=SUM(IF([.D79]&lt;&gt;&quot;&quot;;1;0);IF([.E79]&lt;&gt;&quot;&quot;;1;0);IF([.F79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79];[.E79];[.F79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Rachel Rodrigues</text:p>
          </table:table-cell>
          <table:table-cell table:style-name="ce8" table:formula="of:=SUM(IF([.D80]&lt;&gt;&quot;&quot;;1;0);IF([.E80]&lt;&gt;&quot;&quot;;1;0);IF([.F80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0];[.E80];[.F80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Rhana Marques</text:p>
          </table:table-cell>
          <table:table-cell table:style-name="ce8" table:formula="of:=SUM(IF([.D81]&lt;&gt;&quot;&quot;;1;0);IF([.E81]&lt;&gt;&quot;&quot;;1;0);IF([.F81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1];[.E81];[.F81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Sherida Paz</text:p>
          </table:table-cell>
          <table:table-cell table:style-name="ce8" table:formula="of:=SUM(IF([.D82]&lt;&gt;&quot;&quot;;1;0);IF([.E82]&lt;&gt;&quot;&quot;;1;0);IF([.F82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2];[.E82];[.F82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Suzana Paz</text:p>
          </table:table-cell>
          <table:table-cell table:style-name="ce8" table:formula="of:=SUM(IF([.D83]&lt;&gt;&quot;&quot;;1;0);IF([.E83]&lt;&gt;&quot;&quot;;1;0);IF([.F83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3];[.E83];[.F83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Tatyana Keller</text:p>
          </table:table-cell>
          <table:table-cell table:style-name="ce8" table:formula="of:=SUM(IF([.D84]&lt;&gt;&quot;&quot;;1;0);IF([.E84]&lt;&gt;&quot;&quot;;1;0);IF([.F84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4];[.E84];[.F84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Waleska Rodrigues</text:p>
          </table:table-cell>
          <table:table-cell table:style-name="ce8" table:formula="of:=SUM(IF([.D85]&lt;&gt;&quot;&quot;;1;0);IF([.E85]&lt;&gt;&quot;&quot;;1;0);IF([.F85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5];[.E85];[.F85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Ydinara Paz</text:p>
          </table:table-cell>
          <table:table-cell table:style-name="ce8" table:formula="of:=SUM(IF([.D86]&lt;&gt;&quot;&quot;;1;0);IF([.E86]&lt;&gt;&quot;&quot;;1;0);IF([.F86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6];[.E86];[.F86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Yelena Nóbrega</text:p>
          </table:table-cell>
          <table:table-cell table:style-name="ce8" table:formula="of:=SUM(IF([.D87]&lt;&gt;&quot;&quot;;1;0);IF([.E87]&lt;&gt;&quot;&quot;;1;0);IF([.F87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87];[.E87];[.F87])" office:value-type="float" office:value="20" calcext:value-type="float">
            <text:p/>
          </table:table-cell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1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2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3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4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number number:decimal-places="0" number:min-integer-digits="1" number:grouping="true"/>
      <number:text> </number:text>
    </number:number-style>
    <number:number-style style:name="N10145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number:min-integer-digits="1" number:grouping="true"/>
      <number:text> </number:text>
    </number:number-style>
    <number:number-style style:name="N10146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2" number:min-integer-digits="1" number:grouping="true"/>
      <number:text> </number:text>
    </number:number-style>
    <number:number-style style:name="N10147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number:min-integer-digits="1" number:grouping="true"/>
      <number:text> </number:text>
    </number:number-style>
    <number:number-style style:name="N10148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49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9P2" style:volatile="true" number:language="pt" number:country="BR">
      <number:text> </number:text>
      <loext:fill-character> </loext:fill-character>
      <number:text>- </number:text>
    </number:number-style>
    <number:text-style style:name="N10149" number:language="pt" number:country="B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pt" number:country="BR">
      <number:text> R$ </number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2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0/00/0000</text:date>, <text:time style:data-style-name="N2" text:time-value="10:02:06.82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09:41:25.372000000</meta:creation-date>
    <dc:date>2022-09-22T10:16:02.841000000</dc:date>
    <meta:editing-duration>PT13M45S</meta:editing-duration>
    <meta:editing-cycles>3</meta:editing-cycles>
    <meta:generator>LibreOffice/4.2.2.1$Windows_x86 LibreOffice_project/3be8cda0bddd8e430d8cda1ebfd581265cca5a0f</meta:generator>
    <meta:document-statistic meta:table-count="1" meta:cell-count="442" meta:object-count="0"/>
  </office:meta>
</office:document-meta>
</file>